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2.76pt"/>
    </style:style>
    <style:style style:name="co2" style:family="table-column">
      <style:table-column-properties fo:break-before="auto" style:column-width="126.74pt"/>
    </style:style>
    <style:style style:name="co3" style:family="table-column">
      <style:table-column-properties fo:break-before="auto" style:column-width="93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3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actor</text:p>
          </table:table-cell>
          <table:table-cell table:style-name="ce1" office:value-type="string" calcext:value-type="string">
            <text:p>state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ACCEPT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DCB_ACCEPT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ACCEPT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CANCEL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ANALYSIS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REFINE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ANALYSIS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SPECIFI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ANALYSIS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? vyzkouset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ANALYSIS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CANCEL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ONFIRM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INVOICED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CONFIRMED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INVOIC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DCB_ACCEPTED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IMPLEMENTATION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DCB_ACCEPTED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RELEAS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DCB_ACCEPT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RELEAS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DCB_ACCEPT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CANCEL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IMPLEMENTATION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IMPLEMENTATION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IMPLEMENTATION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IMPLREFINE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IMPLEMENTATION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RELEAS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IMPLEMENTATION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CANCEL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IMPLREFINE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RIMPLEMENTATION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IMPLREFINE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IMPLEMENTATION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IMPLREFINE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CANCEL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INSTALLED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ONFIRM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INSTALLED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CLAIM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INSTALL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CANCEL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NEW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OST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NEW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POST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OST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ANALYSIS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OST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CANCEL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ANALYSIS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REFINE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ANALYSIS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SPECIFI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ANALYSIS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ANALYSIS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ANALYSIS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CANCEL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ECLAIMED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IMPLEMENTATION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ECLAIMED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RELEAS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ECLAIM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RELEAS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EFINE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RANALYSIS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EFINE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ANALYSIS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EFINE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CANCEL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ELEAS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DCB_ACCEPT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ELEAS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INSTALL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ELEAS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CANCEL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IMPLEMENTATION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IMPLEMENTATION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IMPLEMENTATION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RELEAS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IMPLEMENTATION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CANCEL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SPECIFIED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ANALYSIS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SPECIFIED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ACCEPTED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SPECIFIED</text:p>
          </table:table-cell>
          <table:table-cell office:value-type="string" calcext:value-type="string">
            <text:p>PROJECT_MANAG</text:p>
          </table:table-cell>
          <table:table-cell office:value-type="string" calcext:value-type="string">
            <text:p>CANCELED</text:p>
          </table:table-cell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17:55:50.050075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2T19:19:33.074819474</dc:date>
    <meta:editing-duration>PT1H29M3S</meta:editing-duration>
    <meta:editing-cycles>2</meta:editing-cycles>
    <meta:generator>LibreOffice/5.2.7.2$Linux_X86_64 LibreOffice_project/20$Build-2</meta:generator>
    <meta:document-statistic meta:table-count="1" meta:cell-count="139" meta:object-count="0"/>
  </office:meta>
</office:document-meta>
</file>